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c59" officeooo:paragraph-rsid="00142c59"/>
    </style:style>
    <style:style style:name="T1" style:family="text">
      <style:text-properties officeooo:rsid="00162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– A mudança que realizaria no DER apresentado seria a exclusão da relação INCLUSO do sistema e a adição de uma entidade associativa chamapa PEDIDO, que substituiria a entidade PEDIDO atual. Esta nova entidade associativa teria dois atributos: Código (Identificador) e hora <text:span text:style-name="T1">e dinamizaria a relação entre os itens e o cliente e o motorista, de forma que não é necessário enxergar o pedido como um entidade em si, mas apenas dados que, na prática, podem ou não representar um entidade comum, possibilitando a otimização do sistema, já que o criador deste pode dicidir onde estes dados serão guar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0:06:46.362607171</meta:creation-date>
    <meta:generator>LibreOffice/5.1.6.2$Linux_X86_64 LibreOffice_project/10m0$Build-2</meta:generator>
    <dc:date>2018-08-23T10:23:13.269143019</dc:date>
    <meta:editing-duration>PT5M49S</meta:editing-duration>
    <meta:editing-cycles>1</meta:editing-cycles>
    <meta:document-statistic meta:table-count="0" meta:image-count="0" meta:object-count="0" meta:page-count="1" meta:paragraph-count="1" meta:word-count="99" meta:character-count="600" meta:non-whitespace-character-count="501"/>
  </office:meta>
</office:document-meta>
</file>